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officeooo:rsid="000fcfd2" officeooo:paragraph-rsid="000fcfd2"/>
    </style:style>
    <style:style style:name="P2" style:family="paragraph" style:parent-style-name="Text_20_body">
      <style:text-properties style:text-underline-style="solid" style:text-underline-width="auto" style:text-underline-color="font-color" fo:font-weight="normal" officeooo:rsid="000fcfd2" officeooo:paragraph-rsid="000fcfd2" style:font-weight-asian="normal" style:font-weight-complex="normal"/>
    </style:style>
    <style:style style:name="P3" style:family="paragraph" style:parent-style-name="Text_20_body">
      <style:text-properties style:text-underline-style="none" fo:font-weight="normal" officeooo:rsid="000fcfd2" officeooo:paragraph-rsid="000fcfd2" style:font-weight-asian="normal" style:font-weight-complex="normal"/>
    </style:style>
    <style:style style:name="P4" style:family="paragraph" style:parent-style-name="Text_20_body">
      <style:text-properties style:text-underline-style="none" fo:font-weight="normal" officeooo:rsid="000fdf24" officeooo:paragraph-rsid="000fdf24" style:font-weight-asian="normal" style:font-weight-complex="normal"/>
    </style:style>
    <style:style style:name="P5" style:family="paragraph" style:parent-style-name="Title">
      <style:text-properties style:text-underline-style="solid" style:text-underline-width="auto" style:text-underline-color="font-color" officeooo:rsid="000fcfd2" officeooo:paragraph-rsid="000fcfd2"/>
    </style:style>
    <style:style style:name="P6" style:family="paragraph" style:parent-style-name="Text_20_body">
      <style:text-properties style:text-underline-style="none" fo:font-weight="normal" officeooo:rsid="000fcfd2" officeooo:paragraph-rsid="000fcfd2" style:font-weight-asian="normal" style:font-weight-complex="normal"/>
    </style:style>
    <style:style style:name="P7" style:family="paragraph" style:parent-style-name="Text_20_body">
      <style:text-properties style:text-underline-style="solid" style:text-underline-width="auto" style:text-underline-color="font-color" fo:font-weight="normal" officeooo:rsid="0017b80d" officeooo:paragraph-rsid="0017b80d" style:font-weight-asian="normal" style:font-weight-complex="normal"/>
    </style:style>
    <style:style style:name="P8" style:family="paragraph" style:parent-style-name="Text_20_body">
      <style:text-properties style:text-underline-style="solid" style:text-underline-width="auto" style:text-underline-color="font-color" fo:font-weight="normal" officeooo:rsid="00192398" officeooo:paragraph-rsid="00192398" style:font-weight-asian="normal" style:font-weight-complex="normal"/>
    </style:style>
    <style:style style:name="P9" style:family="paragraph" style:parent-style-name="Text_20_body">
      <style:text-properties style:text-underline-style="solid" style:text-underline-width="auto" style:text-underline-color="font-color" fo:font-weight="normal" officeooo:rsid="001a19f1" officeooo:paragraph-rsid="001a19f1" style:font-weight-asian="normal" style:font-weight-complex="normal"/>
    </style:style>
    <style:style style:name="P10" style:family="paragraph" style:parent-style-name="Text_20_body">
      <style:text-properties officeooo:paragraph-rsid="001a19f1"/>
    </style:style>
    <style:style style:name="P11" style:family="paragraph" style:parent-style-name="Text_20_body">
      <style:text-properties officeooo:rsid="001b97bc" officeooo:paragraph-rsid="001b97bc"/>
    </style:style>
    <style:style style:name="P12" style:family="paragraph" style:parent-style-name="Text_20_body">
      <style:text-properties officeooo:rsid="001cdef3" officeooo:paragraph-rsid="001cdef3"/>
    </style:style>
    <style:style style:name="P13" style:family="paragraph" style:parent-style-name="Text_20_body">
      <style:text-properties officeooo:rsid="001cdef3" officeooo:paragraph-rsid="00248d57"/>
    </style:style>
    <style:style style:name="P14" style:family="paragraph" style:parent-style-name="Text_20_body">
      <style:text-properties officeooo:paragraph-rsid="00217479"/>
    </style:style>
    <style:style style:name="P15" style:family="paragraph" style:parent-style-name="Text_20_body">
      <style:text-properties officeooo:paragraph-rsid="00248d57"/>
    </style:style>
    <style:style style:name="P16" style:family="paragraph" style:parent-style-name="Text_20_body">
      <style:text-properties officeooo:rsid="00248d57" officeooo:paragraph-rsid="00248d57"/>
    </style:style>
    <style:style style:name="P17" style:family="paragraph" style:parent-style-name="Text_20_body">
      <style:text-properties officeooo:rsid="00248d57" officeooo:paragraph-rsid="0026b830"/>
    </style:style>
    <style:style style:name="P18" style:family="paragraph" style:parent-style-name="Text_20_body">
      <style:text-properties officeooo:rsid="0026b830" officeooo:paragraph-rsid="0026b830"/>
    </style:style>
    <style:style style:name="P19" style:family="paragraph" style:parent-style-name="Text_20_body">
      <style:text-properties officeooo:rsid="0026b830" officeooo:paragraph-rsid="0026fc9d"/>
    </style:style>
    <style:style style:name="P20" style:family="paragraph">
      <style:paragraph-properties fo:text-align="center"/>
    </style:style>
    <style:style style:name="T1" style:family="text">
      <style:text-properties officeooo:rsid="000fdf24"/>
    </style:style>
    <style:style style:name="T2" style:family="text">
      <style:text-properties officeooo:rsid="0012e830"/>
    </style:style>
    <style:style style:name="T3" style:family="text">
      <style:text-properties officeooo:rsid="00138aa1"/>
    </style:style>
    <style:style style:name="T4" style:family="text">
      <style:text-properties officeooo:rsid="0014628a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85f9f"/>
    </style:style>
    <style:style style:name="T7" style:family="text">
      <style:text-properties style:text-underline-style="none" officeooo:rsid="0018c9ba"/>
    </style:style>
    <style:style style:name="T8" style:family="text">
      <style:text-properties style:text-underline-style="none" officeooo:rsid="001e2692"/>
    </style:style>
    <style:style style:name="T9" style:family="text">
      <style:text-properties style:text-underline-style="none" officeooo:rsid="00248d57"/>
    </style:style>
    <style:style style:name="T10" style:family="text">
      <style:text-properties officeooo:rsid="001a19f1"/>
    </style:style>
    <style:style style:name="T11" style:family="text">
      <style:text-properties officeooo:rsid="001b97bc"/>
    </style:style>
    <style:style style:name="T12" style:family="text">
      <style:text-properties officeooo:rsid="00217479"/>
    </style:style>
    <style:style style:name="T13" style:family="text">
      <style:text-properties officeooo:rsid="0023a43f"/>
    </style:style>
    <style:style style:name="T14" style:family="text">
      <style:text-properties officeooo:rsid="00246580"/>
    </style:style>
    <style:style style:name="T15" style:family="text">
      <style:text-properties style:text-underline-style="solid" style:text-underline-width="auto" style:text-underline-color="font-color" officeooo:rsid="00248d57"/>
    </style:style>
    <style:style style:name="T16" style:family="text">
      <style:text-properties fo:font-variant="normal" fo:text-transform="none" fo:color="#000000" fo:letter-spacing="normal" style:text-underline-style="none"/>
    </style:style>
    <style:style style:name="T17" style:family="text">
      <style:text-properties fo:font-variant="normal" fo:text-transform="none" fo:color="#000000" fo:letter-spacing="normal" style:text-underline-style="none" officeooo:rsid="0026b830"/>
    </style:style>
    <style:style style:name="T18" style:family="text">
      <style:text-properties fo:font-variant="normal" fo:text-transform="none" fo:color="#000000" fo:letter-spacing="normal" style:text-underline-style="none" officeooo:rsid="00248d57"/>
    </style:style>
    <style:style style:name="T19" style:family="text">
      <style:text-properties fo:font-variant="normal" fo:text-transform="none" fo:color="#222222" fo:letter-spacing="normal" style:text-underline-style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line text:anchor-type="paragraph" draw:z-index="11" draw:name="Form1" draw:style-name="gr1" draw:text-style-name="P20" svg:x1="5.255cm" svg:y1="0.972cm" svg:x2="4.302cm" svg:y2="-0.03cm"><text:p/></draw:line>Übung 4</text:p>
      <text:p text:style-name="P1"/>
      <text:p text:style-name="P2">Aufgabe 13)</text:p>
      <text:p text:style-name="P3">a)</text:p>
      <text:p text:style-name="P3">1) 2</text:p>
      <text:p text:style-name="P3">2) 15</text:p>
      <text:p text:style-name="P3">3) 0</text:p>
      <text:p text:style-name="P3">4) 2</text:p>
      <text:p text:style-name="P3">5) 1</text:p>
      <text:p text:style-name="P3">6) 1</text:p>
      <text:p text:style-name="P3">7) -3</text:p>
      <text:p text:style-name="P3">8) 1</text:p>
      <text:p text:style-name="P3">9) 13</text:p>
      <text:p text:style-name="P3">10) <text:span text:style-name="T2">3</text:span></text:p>
      <text:p text:style-name="P3">11) <text:span text:style-name="T2">5</text:span></text:p>
      <text:p text:style-name="P3">b) </text:p>
      <text:p text:style-name="P3">1) char</text:p>
      <text:p text:style-name="P3">2) int</text:p>
      <text:p text:style-name="P3">3) <text:span text:style-name="T1">double</text:span></text:p>
      <text:p text:style-name="P4">4) int</text:p>
      <text:p text:style-name="P4"><text:span text:style-name="T3">5</text:span>) double</text:p>
      <text:p text:style-name="P4"><text:span text:style-name="T3">6</text:span>) char</text:p>
      <text:p text:style-name="P4"><text:span text:style-name="T3">7</text:span>) int</text:p>
      <text:p text:style-name="P4"><text:span text:style-name="T3">8</text:span>) <text:span text:style-name="T4">int</text:span></text:p>
      <text:p text:style-name="P4"><text:span text:style-name="T3">9</text:span>) int</text:p>
      <text:p text:style-name="P4"><text:span text:style-name="T3">10</text:span>) double</text:p>
      <text:p text:style-name="P3"/>
      <text:p text:style-name="P7"/>
      <text:p text:style-name="P7"/>
      <text:p text:style-name="P7"/>
      <text:p text:style-name="P7"/>
      <text:p text:style-name="P7"><text:soft-page-break/>Aufgabe 14)</text:p>
      <text:p text:style-name="P7"><text:span text:style-name="T6">a) </text:span><text:span text:style-name="T5">Abbildungsschreibweise ? (&lt;= (x, y), x, </text:span><text:span text:style-name="T8">y</text:span><text:span text:style-name="T5">)</text:span></text:p>
      <text:p text:style-name="P7"><text:span text:style-name="T5"><text:tab/><text:tab/><text:tab/><text:tab/></text:span></text:p>
      <text:p text:style-name="P7"><text:span text:style-name="T5"><text:tab/><text:tab/><text:tab/><text:tab/>?</text:span></text:p>
      <text:p text:style-name="P7"><draw:line text:anchor-type="paragraph" draw:z-index="0" draw:name="Form1" draw:style-name="gr1" draw:text-style-name="P20" svg:x1="2.82cm" svg:y1="1.52cm" svg:x2="4.831cm" svg:y2="-0.277cm"><text:p/></draw:line><draw:line text:anchor-type="paragraph" draw:z-index="2" draw:name="Form3" draw:style-name="gr1" draw:text-style-name="P20" svg:x1="5.449cm" svg:y1="-0.206cm" svg:x2="7.336cm" svg:y2="1.556cm"><text:p/></draw:line><draw:line text:anchor-type="paragraph" draw:z-index="1" draw:name="Form2" draw:style-name="gr1" draw:text-style-name="P20" svg:x1="5.114cm" svg:y1="-0.206cm" svg:x2="5.132cm" svg:y2="1.609cm"><text:p/></draw:line><text:span text:style-name="T5"/></text:p>
      <text:p text:style-name="P7"><text:span text:style-name="T5"/></text:p>
      <text:p text:style-name="P7"><draw:line text:anchor-type="paragraph" draw:z-index="3" draw:name="Form1" draw:style-name="gr1" draw:text-style-name="P20" svg:x1="1.462cm" svg:y1="1.461cm" svg:x2="2.503cm" svg:y2="0.464cm"><text:p/></draw:line><draw:line text:anchor-type="paragraph" draw:z-index="4" draw:name="Form1" draw:style-name="gr1" draw:text-style-name="P20" svg:x1="3.526cm" svg:y1="1.355cm" svg:x2="2.873cm" svg:y2="0.473cm"><text:p/></draw:line><text:span text:style-name="T5"><text:tab/><text:tab/></text:span><text:span text:style-name="T7">&lt;=<text:tab/><text:tab/>x<text:tab/><text:tab/>y</text:span></text:p>
      <text:p text:style-name="P7"><text:span text:style-name="T7"/></text:p>
      <text:p text:style-name="P7"><text:span text:style-name="T7"><text:tab/>x<text:tab/> <text:s text:c="8"/>y</text:span></text:p>
      <text:p text:style-name="P7"><text:span text:style-name="T7"/></text:p>
      <text:p text:style-name="P8"><text:span text:style-name="T7">b</text:span><text:span text:style-name="T5">) </text:span></text:p>
      <text:p text:style-name="P8"><text:span text:style-name="T5">r = a % b</text:span></text:p>
      <text:p text:style-name="P8"><text:span text:style-name="T5">=(r, %(a, b))</text:span></text:p>
      <text:p text:style-name="P8"><text:span text:style-name="T5"/></text:p>
      <text:p text:style-name="P9"><text:span text:style-name="T5">c)</text:span></text:p>
      <text:p text:style-name="P10">x + printf(<text:span text:style-name="T10">"%i", ggT(13, 24</text:span>)<text:span text:style-name="T10">)</text:span></text:p>
      <text:p text:style-name="P10"/>
      <text:p text:style-name="P10"><draw:line text:anchor-type="paragraph" draw:z-index="5" draw:name="Form1" draw:style-name="gr1" draw:text-style-name="P20" svg:x1="1.339cm" svg:y1="1.461cm" svg:x2="2.38cm" svg:y2="0.464cm"><text:p/></draw:line><draw:line text:anchor-type="paragraph" draw:z-index="6" draw:name="Form1" draw:style-name="gr1" draw:text-style-name="P20" svg:x1="3.809cm" svg:y1="1.466cm" svg:x2="2.856cm" svg:y2="0.464cm"><text:p/></draw:line><text:tab/><text:tab/><text:span text:style-name="T10">+</text:span><text:tab/></text:p>
      <text:p text:style-name="P10"/>
      <text:p text:style-name="P10"><text:s text:c="11"/><text:span text:style-name="T10">x <text:s text:c="21"/>printf("%i", ggT(13, 24))</text:span></text:p>
      <text:p text:style-name="P10"><draw:line text:anchor-type="paragraph" draw:z-index="7" draw:name="Form1" draw:style-name="gr1" draw:text-style-name="P20" svg:x1="2.679cm" svg:y1="0.949cm" svg:x2="3.72cm" svg:y2="-0.048cm"><text:p/></draw:line><draw:line text:anchor-type="paragraph" draw:z-index="8" draw:name="Form1" draw:style-name="gr1" draw:text-style-name="P20" svg:x1="5.255cm" svg:y1="0.972cm" svg:x2="4.302cm" svg:y2="-0.03cm"><text:p/></draw:line></text:p>
      <text:p text:style-name="P10"/>
      <text:p text:style-name="P14"><text:tab/> <text:s text:c="9"/><text:span text:style-name="T12">"%i" <text:s text:c="18"/>ggT</text:span></text:p>
      <text:p text:style-name="P14"><draw:line text:anchor-type="paragraph" draw:z-index="9" draw:name="Form1" draw:style-name="gr1" draw:text-style-name="P20" svg:x1="4.108cm" svg:y1="0.844cm" svg:x2="5.149cm" svg:y2="-0.153cm"><text:p/></draw:line><draw:line text:anchor-type="paragraph" draw:z-index="10" draw:name="Form1" draw:style-name="gr1" draw:text-style-name="P20" svg:x1="6.666cm" svg:y1="0.843cm" svg:x2="5.713cm" svg:y2="-0.159cm"><text:p/></draw:line></text:p>
      <text:p text:style-name="P14"><text:tab/><text:tab/><text:tab/><text:span text:style-name="T12">13<text:tab/><text:tab/>24</text:span></text:p>
      <text:p text:style-name="P14"/>
      <text:p text:style-name="P11">d)</text:p>
      <text:p text:style-name="P12">status = <text:span text:style-name="T11">scanf("%i %i", &amp;x, &amp;y)</text:span></text:p>
      <text:p text:style-name="P11">=(status, scanf("%i %i", &amp;x, &amp;y))</text:p>
      <text:p text:style-name="P11"/>
      <text:p text:style-name="P12">e) </text:p>
      <text:p text:style-name="P12">| |(!=(status, 2), !=(getchar<text:span text:style-name="T13">()</text:span>, '\n'))</text:p>
      <text:p text:style-name="P12"><text:soft-page-break/><text:tab/><text:tab/><text:tab/> <text:s text:c="4"/><text:span text:style-name="T14">| | <text:s/></text:span></text:p>
      <text:p text:style-name="P12"><text:tab/><text:tab/> <text:s text:c="8"/>/ <text:s text:c="13"/><text:span text:style-name="T14">\</text:span></text:p>
      <text:p text:style-name="P12"><text:tab/><text:tab/> <text:s text:c="5"/>!<text:span text:style-name="T14">= <text:s text:c="6"/><text:tab/> !=</text:span></text:p>
      <text:p text:style-name="P12"><text:tab/><text:tab/> <text:s text:c="3"/>/ <text:s text:c="3"/><text:span text:style-name="T14">\ <text:s text:c="9"/>/ <text:s text:c="12"/>\</text:span></text:p>
      <text:p text:style-name="P13"><text:s text:c="22"/><text:span text:style-name="T14">status <text:s/>2 <text:s text:c="5"/>getchar() <text:s text:c="2"/>'\n'</text:span></text:p>
      <text:p text:style-name="P13"/>
      <text:p text:style-name="P13"><text:span text:style-name="T15">Aufgabe 15)</text:span></text:p>
      <text:p text:style-name="P16"><text:span text:style-name="T5">IA = Induktionsanfang / IS = Induktionsschritt / IV = Induktionsvoraussetzung</text:span></text:p>
      <text:p text:style-name="P16"><text:span text:style-name="T5">a)</text:span></text:p>
      <text:p text:style-name="P16"><text:span text:style-name="T5">IA: </text:span></text:p>
      <text:p text:style-name="P15"><text:span text:style-name="T9"><text:tab/>x = 5 <text:s text:c="6"/>5 &gt;= 5 <text:s/></text:span><text:span text:style-name="T16">✔</text:span><text:span text:style-name="T5"> </text:span></text:p>
      <text:p text:style-name="P16"><text:span text:style-name="T5">IS: </text:span></text:p>
      <text:p text:style-name="P16"><text:span text:style-name="T5"><text:tab/>x → x + 5 </text:span></text:p>
      <text:p text:style-name="P16"><text:span text:style-name="T5">IV: </text:span></text:p>
      <text:p text:style-name="P16"><text:span text:style-name="T5"><text:tab/>x + 5 &gt;= 5 </text:span></text:p>
      <text:p text:style-name="P16"><text:span text:style-name="T5"><text:tab/>5 + 5 &gt;= 5</text:span></text:p>
      <text:p text:style-name="P16"><text:span text:style-name="T5"><text:tab/>10 &gt;= 5 <text:s/></text:span><text:span text:style-name="T16">✔</text:span><text:span text:style-name="T5"> </text:span></text:p>
      <text:p text:style-name="P16"><text:span text:style-name="T5"/></text:p>
      <text:p text:style-name="P16"><text:span text:style-name="T5">b) Beweis durch Widerspruch</text:span></text:p>
      <text:p text:style-name="P15"><text:span text:style-name="T9"><text:tab/>12 </text:span><text:span text:style-name="T19">∈</text:span><text:span text:style-name="T5"> </text:span><text:span text:style-name="T9">M</text:span></text:p>
      <text:p text:style-name="P15"><text:span text:style-name="T9"><text:tab/>12 &gt; 10 <text:s/></text:span></text:p>
      <text:p text:style-name="P15"><text:span text:style-name="T9"><text:tab/>→ damit ist die Aussage widerlegt</text:span></text:p>
      <text:p text:style-name="P15"><text:span text:style-name="T9"/></text:p>
      <text:p text:style-name="P16"><text:span text:style-name="T5">c) x = 2^n</text:span></text:p>
      <text:p text:style-name="P16"><text:span text:style-name="T5">IA:</text:span></text:p>
      <text:p text:style-name="P16"><text:span text:style-name="T5"><text:tab/>x = 2</text:span></text:p>
      <text:p text:style-name="P16"><text:span text:style-name="T5"><text:tab/>2 = 2^1 <text:s/></text:span><text:span text:style-name="T16">✔</text:span><text:span text:style-name="T5"> </text:span></text:p>
      <text:p text:style-name="P16"><text:span text:style-name="T5">IS:</text:span></text:p>
      <text:p text:style-name="P16"><text:span text:style-name="T5"><text:tab/>x → 2*x</text:span></text:p>
      <text:p text:style-name="P16"><text:span text:style-name="T5">IV:</text:span></text:p>
      <text:p text:style-name="P16"><text:span text:style-name="T5"><text:tab/>2x = 2^(n + 1)</text:span></text:p>
      <text:p text:style-name="P16"><text:span text:style-name="T5"><text:tab/>2x = 2^n * 2</text:span></text:p>
      <text:p text:style-name="P17"><text:soft-page-break/><text:span text:style-name="T5"><text:tab/>x = 2^n <text:s/></text:span><text:span text:style-name="T16">✔</text:span></text:p>
      <text:p text:style-name="P17"><text:span text:style-name="T16"/></text:p>
      <text:p text:style-name="P17"><text:span text:style-name="T17">d)</text:span></text:p>
      <text:p text:style-name="P17"><text:span text:style-name="T17">Assoziativgesetz: Für jede Klammer die aufgeht, muss eine Klammer zugehen</text:span></text:p>
      <text:p text:style-name="P17"><text:span text:style-name="T17">L = linke Klammer</text:span></text:p>
      <text:p text:style-name="P17"><text:span text:style-name="T17">R = rechte Klammer</text:span></text:p>
      <text:p text:style-name="P18"><text:span text:style-name="T16">x = Anzahl Klammern</text:span></text:p>
      <text:p text:style-name="P18"><text:span text:style-name="T16"><text:tab/>x * L = x * R</text:span></text:p>
      <text:p text:style-name="P18"><text:span text:style-name="T16"><text:tab/>Zu zeigen: L = R </text:span></text:p>
      <text:p text:style-name="P18"><text:span text:style-name="T16">IA:</text:span></text:p>
      <text:p text:style-name="P18"><text:span text:style-name="T16"><text:tab/>x = 0 <text:s text:c="7"/>0 * L = 0 * R <text:s/></text:span><text:span text:style-name="T18">✔ </text:span></text:p>
      <text:p text:style-name="P18"><text:span text:style-name="T18">I</text:span><text:span text:style-name="T16">S:</text:span></text:p>
      <text:p text:style-name="P18"><text:span text:style-name="T16"><text:tab/>x → x + 1</text:span></text:p>
      <text:p text:style-name="P18"><text:span text:style-name="T16">IV: </text:span></text:p>
      <text:p text:style-name="P18"><text:span text:style-name="T16"><text:tab/>(x + 1) * L = (x + 1) * R</text:span></text:p>
      <text:p text:style-name="P19"><text:span text:style-name="T16"><text:tab/><text:tab/> <text:s text:c="2"/>L = R <text:s/></text:span><text:span text:style-name="T18">✔ </text:span></text:p>
      <text:p text:style-name="P18"><text:span text:style-name="T18"/></text:p>
      <text:p text:style-name="P17"><text:span text:style-name="T17"><text:tab/></text:span><text:span text:style-name="T5"> </text:span></text:p>
      <text:p text:style-name="P16"><text:span text:style-name="T5"><text:tab/></text:span></text:p>
      <text:p text:style-name="P16"><text:span text:style-name="T5"/></text:p>
      <text:p text:style-name="P15"><text:span text:style-name="T9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2:29:35.517000000</meta:creation-date>
    <dc:date>2018-11-20T12:11:56.788000000</dc:date>
    <meta:editing-duration>PT16H28M33S</meta:editing-duration>
    <meta:editing-cycles>21</meta:editing-cycles>
    <meta:generator>LibreOffice/5.3.6.1$Windows_X86_64 LibreOffice_project/686f202eff87ef707079aeb7f485847613344eb7</meta:generator>
    <meta:document-statistic meta:table-count="0" meta:image-count="0" meta:object-count="0" meta:page-count="4" meta:paragraph-count="92" meta:word-count="279" meta:character-count="1245" meta:non-whitespace-character-count="790"/>
  </office:meta>
</office:document-meta>
</file>